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svg:font-family="'Nimbus Roman'" style:font-family-generic="roman" style:font-pitch="variable"/>
    <style:font-face style:name="Arial" svg:font-family="Arial" style:font-family-generic="swiss" style:font-pitch="variable"/>
    <style:font-face style:name="Linux Biolinum" svg:font-family="'Linux Biolinum'" style:font-family-generic="system" style:font-pitch="variable"/>
  </office:font-face-decls>
  <office:automatic-styles>
    <style:style style:name="P1" style:family="paragraph" style:parent-style-name="Heading_20_1">
      <style:text-properties fo:font-size="14pt" officeooo:paragraph-rsid="00097250" style:font-size-asian="14pt" style:font-size-complex="14pt"/>
    </style:style>
    <style:style style:name="P2" style:family="paragraph" style:parent-style-name="Text_20_body">
      <style:text-properties officeooo:paragraph-rsid="00097250"/>
    </style:style>
    <style:style style:name="P3" style:family="paragraph" style:parent-style-name="Text_20_body">
      <style:text-properties officeooo:rsid="000a74dc" officeooo:paragraph-rsid="000a74dc"/>
    </style:style>
    <style:style style:name="P4" style:family="paragraph" style:parent-style-name="Text_20_body">
      <style:text-properties officeooo:rsid="000c1bd9" officeooo:paragraph-rsid="000c1bd9"/>
    </style:style>
    <style:style style:name="T1" style:family="text">
      <style:text-properties fo:font-size="12pt" style:font-size-asian="12pt" style:font-size-complex="12pt"/>
    </style:style>
    <style:style style:name="T2" style:family="text">
      <style:text-properties fo:font-size="12pt" officeooo:rsid="000b0261" style:font-size-asian="12pt" style:font-size-complex="12pt"/>
    </style:style>
    <style:style style:name="T3" style:family="text">
      <style:text-properties fo:font-size="12pt" officeooo:rsid="000b0421" style:font-size-asian="12pt" style:font-size-complex="12pt"/>
    </style:style>
    <style:style style:name="T4" style:family="text">
      <style:text-properties fo:font-size="12pt" officeooo:rsid="000c1bd9" style:font-size-asian="12pt" style:font-size-complex="12pt"/>
    </style:style>
    <style:style style:name="T5" style:family="text">
      <style:text-properties fo:font-size="12pt" officeooo:rsid="000c57be" style:font-size-asian="12pt" style:font-size-complex="12pt"/>
    </style:style>
    <style:style style:name="T6" style:family="text">
      <style:text-properties fo:font-size="12pt" officeooo:rsid="000c9f0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kt Halbjahr 2 Informationstechnik:<text:line-break/><text:span text:style-name="T1">Darstellen von N-Dimensionalen Polytopen auf einer 2-Dimensionalen Bildfläche</text:span></text:h>
      <text:p text:style-name="P2"><text:span text:style-name="T1"/></text:p>
      <text:p text:style-name="P3"><text:span text:style-name="T1">Unser Projekt ist so gelaufen, wie es schon von Anfang an das Potential hatte, zu tun. Mit meiner (Kai) Themenwahl hatte ich ein Thema ausgesucht, von dem ich wusste, dass nur ich daran würde arbeiten können. Das war insofern besonders Unfair den beiden anderen Projektteilnehmern gegenüber, da im Falle, dass ich nicht die nötigen Leistungen erbrächte, sie genauso darunter zu leiden hätten </text:span><text:span text:style-name="T2">und nichts dagegen tun könnten</text:span><text:span text:style-name="T1">. Nun ist dieser Fall zumindest teilweise eingetreten, ein Großteil der Freizeit, die ich für das Projekt ursprünglich eingeplant hatte, ging letztlich </text:span><text:span text:style-name="T3">für Umweltaktivistische Inhalte drauf. Dadurch ist weder die Einbindung von OpenGL als Programm, dass ein Bild im Speicher auf den Bildschirm bringt, vollständig gelungen, </text:span><text:span text:style-name="T4">noch die Polytopgeneration intuitiv und Fehlerfrei. Nur eine Person mit Hintergrundwissen kann die vielfältigen Segmentation Faults und nicht-intentionellen Verhaltensweisen sicher umschiffen. Außerdem ist das Programm bis jetzt statisch, d.h. alle Veränderungen müssen vor dem Kompilieren geschehen. </text:span></text:p>
      <text:p text:style-name="P4"><text:span text:style-name="T1">Auch die Projektdokumentation und das Protokoll haben wir nur sehr lückenhaft geführt, weil wir u.a. das bei einem sochen Projekt als nicht allzu wichtig ansahen. </text:span><text:span text:style-name="T5">Es ging vor allem um die Erweiterung des Wissens in vielen Bereichen und weniger darum, zu einem best. Zeitpunkt ein best. Ergebnis zu haben. Für ersteres sind meiner (Kai) Ansicht nach im gegebenen Rahmen solche Strunkturen eher hinderlich. </text:span><text:span text:style-name="T6">Aber das ist nur meine Sicht und ich/wir akzeptiere/n, wenn Sie das anders sehen und entsprechend bewerten.</text:span></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svg:font-family="'Nimbus Roman'" style:font-family-generic="roman" style:font-pitch="variable"/>
    <style:font-face style:name="Arial" svg:font-family="Arial" style:font-family-generic="swiss" style:font-pitch="variable"/>
    <style:font-face style:name="Linux Biolinum" svg:font-family="'Linux Biolin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de" fo:country="DE" style:letter-kerning="true" style:font-name-asian="Linux Biolinum" style:font-size-asian="10.5pt" style:language-asian="zh" style:country-asian="CN" style:font-name-complex="Linux Biolinum"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de" fo:country="DE" style:letter-kerning="true" style:font-name-asian="Linux Biolinum" style:font-size-asian="10.5pt" style:language-asian="zh" style:country-asian="CN" style:font-name-complex="Linux Biolinum"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inux Biolinum" style:font-family-asian="'Linux Biolinum'" style:font-family-generic-asian="system" style:font-pitch-asian="variable" style:font-size-asian="14pt" style:font-name-complex="Linux Biolinum" style:font-family-complex="'Linux Biolinu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2T23:23:26.432932898</meta:creation-date>
    <dc:date>2019-06-03T00:23:14.650652390</dc:date>
    <meta:editing-duration>PT18M7S</meta:editing-duration>
    <meta:editing-cycles>4</meta:editing-cycles>
    <meta:generator>LibreOffice/6.1.6.3$Linux_X86_64 LibreOffice_project/10$Build-3</meta:generator>
    <meta:document-statistic meta:table-count="0" meta:image-count="0" meta:object-count="0" meta:page-count="1" meta:paragraph-count="3" meta:word-count="240" meta:character-count="1676" meta:non-whitespace-character-count="1438"/>
  </office:meta>
</office:document-meta>
</file>